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5.0pt"/>
    </style:style>
    <style:style style:name="P2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5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--------------- 1 слайд: --------------- </text:p>
      <text:p text:style-name="P1">Уважаемый председатель, уважаемые члены комиссии. Вашему вниманию представляется дипломный проект, посвящённый разработке Интернет-приложения. В качестве типа Интернет-приложения предлагается Web-сайт для юридической компании.</text:p>
      <text:p text:style-name="P1">Основными функциональными модулями такого веб-сайта являются (первый плакат):</text:p>
      <text:p text:style-name="P1"/>
      <text:p text:style-name="P1"><text:tab/>(описание первого плаката):</text:p>
      <text:p text:style-name="P1">Система состоит из 4-х основных модулей:</text:p>
      <text:p text:style-name="P1">* Веб-Сервер</text:p>
      <text:p text:style-name="P1">* пользовательский модуль, решающий задачи связанные с предоставлением информации пользователю и взаимодействию системы с пользователем</text:p>
      <text:p text:style-name="P1">* администраторский модуль, решающий задачи связанные с администрированием имеющейся в системе информации, и взаимодействию системы с администратором</text:p>
      <text:p text:style-name="P1">* СУБД</text:p>
      <text:p text:style-name="P1"/>
      <text:p text:style-name="P2"><text:s/>--------------- 2 слайд: --------------- </text:p>
      <text:p text:style-name="P1">Если при разработке системы проанализировать существующие приложения выполняющие схожие функции, можно выявить положительные и отрицательные стороны таких приложений.</text:p>
      <text:p text:style-name="P1">Учитывая эти минусы и плюсы можно разработать более качественное приложение.</text:p>
      <text:p text:style-name="P1"/>
      <text:p text:style-name="P2">Выдвинем требования предъявляемые предприятием к классификации услуг.</text:p>
      <text:p text:style-name="P2"><text:s/>--------------- 3 слайд: --------------- </text:p>
      <text:p text:style-name="P1"/>
      <text:p text:style-name="P1">Предоставление администратору возможности редактирования списков оказываемых услуг и нормативных документов.</text:p>
      <text:p text:style-name="P1">Предоставление администратору возможности по разделению нормативных документов по категориям.</text:p>
      <text:p text:style-name="P1">Предоставление пользователю возможности просмотра результатов классификации информации касающейся юридических услуг.</text:p>
      <text:p text:style-name="P1"/>
      <text:p text:style-name="P2"><text:s/>--------------- 4 слайд: --------------- </text:p>
      <text:p text:style-name="P1">При проектировании приложения были проделаны следующие шаги:</text:p>
      <text:p text:style-name="P1">1. Выделение общего алгоритма работы Интернет-приложений с пользователем. </text:p>
      <text:p text:style-name="P1">2. Определение групп пользователей системы и возможных вариантов использования системы. На данном этапе было определено, что система имеет две группы пользователей: администраторы и пользователи. Алгоритмы работы системы с этими группами пользователей представлены на втором плакате. Алгоритм работы администратора включает в себя шаги по идентификации пользователя.</text:p>
      <text:p text:style-name="P1">3. Проектирование подсистемы хранения информации. В результате мы определили объектно - реляционную модель которая приведена на третьем плакате. <text:s/>Обратимся к третьему плакату: разработанная база данных содержит 4-ре таблицы, одна из которых именует категорию сущности системы. Каждая таблица проецируется в систему и <text:s/>позволяет использовать объекты приложения как экземпляры конкретных классов языка программирования PHP.</text:p>
      <text:p text:style-name="P1">4. Проектирование пользовательского интерфейса и проектирование подсистемы преобразования и подготовки данных пользователю являются взаимосвязанными этапами проектирования. В результате проектирования мы определили порядок передаваемых сигналов (вызовов функций) между всеми подсистемами системы и состояния в которых находятся компоненты системы. Диаграммы представляющие поток передаваемых данных и состояний в которых находятся компоненты представлены на плакатах 5 и 6.</text:p>
      <text:p text:style-name="P1">Плакат 5 представляет собой пример последовательности действий пользователя при работе с системой. Данный пример включает в себя открытия пользователем двух страниц Интернет-приложения.</text:p>
      <text:p text:style-name="P1">Плакат 6 представляет собой общий алгоритм работы системы с пользователем. Данная диаграмма требуется разработчику приложения для уточнения какая подсистема должна решать какие задачи.</text:p>
      <text:p text:style-name="P1">6. Построение компонентной модели Интернет-приложения. Результаты </text:p>
      <text:p text:style-name="P1"/>
      <text:p text:style-name="P2"><text:s/>--------------- 5 слайд: --------------- </text:p>
      <text:p text:style-name="P2"><text:s/>--------------- 6 слайд: ---------------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29</meta:generator>
  </office:meta>
</office:document-meta>
</file>